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509" officeooo:paragraph-rsid="001cc509"/>
    </style:style>
    <style:style style:name="P2" style:family="paragraph" style:parent-style-name="Standard" style:list-style-name="L1">
      <style:text-properties officeooo:paragraph-rsid="001cc509"/>
    </style:style>
    <style:style style:name="T1" style:family="text">
      <style:text-properties officeooo:rsid="001cc509"/>
    </style:style>
    <style:style style:name="T2" style:family="text">
      <style:text-properties fo:font-variant="normal" fo:text-transform="none" fo:color="#242729" style:text-line-through-style="none" style:text-line-through-type="none" style:font-name="Arial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242729" style:text-line-through-style="none" style:text-line-through-type="none" style:font-name="Arial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4" style:family="text">
      <style:text-properties fo:font-size="14pt" officeooo:rsid="001cc509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47352653" text:style-name="L1">
        <text:list-item>
          <text:p text:style-name="P2"><text:span text:style-name="T4">While using url in class use </text:span><text:a xlink:type="simple" xlink:href="https://stackoverflow.com/questions/47345361/what-is-the-meaning-of-uricomponentsbuilder" text:style-name="Internet_20_link" text:visited-style-name="Visited_20_Internet_20_Link"><text:span text:style-name="T3">of UriComponentsBuilder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2:17:48.203398823</meta:creation-date>
    <dc:date>2020-01-10T12:18:48.914530524</dc:date>
    <meta:editing-duration>PT1M1S</meta:editing-duration>
    <meta:editing-cycles>1</meta:editing-cycles>
    <meta:document-statistic meta:table-count="0" meta:image-count="0" meta:object-count="0" meta:page-count="1" meta:paragraph-count="1" meta:word-count="9" meta:character-count="54" meta:non-whitespace-character-count="47"/>
    <meta:generator>LibreOffice/6.0.7.3$Linux_X86_64 LibreOffice_project/00m0$Build-3</meta:generator>
  </office:meta>
</office:document-meta>
</file>